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 style:list-style-name="L6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Standard" style:list-style-name="L7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 fo:break-before="colum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tivi</text:p>
      <text:p text:style-name="P9">tienili sempre presenti!</text:p>
      <text:list xml:id="list31480743" text:style-name="L1">
        <text:list-item>
          <text:p text:style-name="P2">Ritrai un mondo fantastico</text:p>
        </text:list-item>
        <text:list-item>
          <text:p text:style-name="P2">Riempi di avventure le vite dei personaggi</text:p>
        </text:list-item>
        <text:list-item>
          <text:p text:style-name="P2">Gioca per vedere che succederà</text:p>
        </text:list-item>
      </text:list>
      <text:p text:style-name="P1"/>
      <text:p text:style-name="P1"><text:span text:style-name="T1">Principi</text:span></text:p>
      <text:p text:style-name="P10">seguili!</text:p>
      <text:list xml:id="list31481939" text:style-name="L2">
        <text:list-item>
          <text:p text:style-name="P3">Fai mappe, ma rimani zone bianche</text:p>
        </text:list-item>
        <text:list-item>
          <text:p text:style-name="P3">Rivolgiti sempre ai personaggi, non ai giocatori</text:p>
        </text:list-item>
        <text:list-item>
          <text:p text:style-name="P3">Abbraccia il fantastico e non preoccuparti di essere verosimile</text:p>
        </text:list-item>
        <text:list-item>
          <text:p text:style-name="P3">Fai mosse che derivino da cosa accade in gioco</text:p>
        </text:list-item>
        <text:list-item>
          <text:p text:style-name="P3">Non dire mai il nome della mossa che fai, e chiudi sempre chiedendo <text:span text:style-name="T2">“Cosa fate ora?”</text:span></text:p>
        </text:list-item>
        <text:list-item>
          <text:p text:style-name="P3">Dai a ogni mostro un tocco di vita</text:p>
        </text:list-item>
        <text:list-item>
          <text:p text:style-name="P3">Dai un nome a ogni persona che possa interagire con i personaggi</text:p>
        </text:list-item>
        <text:list-item>
          <text:p text:style-name="P3">Fai tante domande, e segui le risposte che ti vengono date</text:p>
        </text:list-item>
        <text:list-item>
          <text:p text:style-name="P3">Si un fan dei personaggi!</text:p>
        </text:list-item>
        <text:list-item>
          <text:p text:style-name="P3">Pensa in maniera pericolosa. Tutto è sacrificabile, o distruggibile</text:p>
        </text:list-item>
        <text:list-item>
          <text:p text:style-name="P3">Parti e torna alla fiction del gioco</text:p>
        </text:list-item>
        <text:list-item>
          <text:p text:style-name="P3">Pensa anche cosa succede lontano dai personaggi, a volte</text:p>
        </text:list-item>
      </text:list>
      <text:p text:style-name="P1"/>
      <text:p text:style-name="P1"><text:span text:style-name="T1">Mosse</text:span> </text:p>
      <text:p text:style-name="P9">usale quando un giocatore fallisce un tiro, o non c'è azione</text:p>
      <text:list xml:id="list31521697" text:style-name="L3">
        <text:list-item>
          <text:p text:style-name="P4">Usa una mossa di un mostro o locazione</text:p>
        </text:list-item>
        <text:list-item>
          <text:p text:style-name="P4">Rivela una verità scomoda </text:p>
        </text:list-item>
        <text:list-item>
          <text:p text:style-name="P4">Mostra segni di un pericolo che arriva</text:p>
        </text:list-item>
        <text:list-item>
          <text:p text:style-name="P4">Falli subire danno</text:p>
        </text:list-item>
        <text:list-item>
          <text:p text:style-name="P4">Fargli spendere qualcosa (soldi, razioni, oggetti o altro)</text:p>
        </text:list-item>
        <text:list-item>
          <text:p text:style-name="P4">Rigira la loro mossa contro di loro</text:p>
        </text:list-item>
        <text:list-item>
          <text:p text:style-name="P4">Separali</text:p>
        </text:list-item>
        <text:list-item>
          <text:p text:style-name="P4">Offri un'opportunità per usare una mossa di una classe</text:p>
        </text:list-item>
        <text:list-item>
          <text:p text:style-name="P4">Mostra un lato negativo della loro classe</text:p>
        </text:list-item>
        <text:list-item>
          <text:p text:style-name="P4">Offrigli un'opportunità, ma con un costo da pagare</text:p>
        </text:list-item>
        <text:list-item>
          <text:p text:style-name="P4">Metti qualcuno in una brutta posizione</text:p>
        </text:list-item>
        <text:list-item>
          <text:p text:style-name="P4">Digli cosa costerà, richiederà o le conseguenze nel caso, e chiedi cosa vogliono fare</text:p>
        </text:list-item>
      </text:list>
      <text:p text:style-name="P1"/>
      <text:p text:style-name="P13">Mosse del dungeon </text:p>
      <text:p text:style-name="P9">usale se sei in un dungeon e se vuoi al posto di una mossa</text:p>
      <text:list xml:id="list31592282" text:style-name="L4">
        <text:list-item>
          <text:p text:style-name="P5">Cambia l'ambiente (da tunnel a foresta, da naturale ad artificiale, ecc.)</text:p>
        </text:list-item>
        <text:list-item>
          <text:p text:style-name="P5">Mostragli segni di un pericolo incombente</text:p>
        </text:list-item>
        <text:list-item>
          <text:p text:style-name="P5">Introduci un nuovo tipo di creatura o schieramento</text:p>
        </text:list-item>
        <text:list-item>
          <text:p text:style-name="P5">Usa una minaccia da un tipo di creatura già introdotto</text:p>
        </text:list-item>
        <text:list-item>
          <text:p text:style-name="P5">Falli tornare indietro</text:p>
        </text:list-item>
        <text:list-item>
          <text:p text:style-name="P5">Presentagli un tesoro, ma con un costo</text:p>
        </text:list-item>
        <text:list-item>
          <text:p text:style-name="P5">Presenta una sfida adatta a uno dei personaggi</text:p>
        </text:list-item>
      </text:list>
      <text:p text:style-name="P1"/>
      <text:p text:style-name="P12">Situazioni comuni</text:p>
      <text:p text:style-name="P1"><text:span text:style-name="T2">Combattimento</text:span>: </text:p>
      <text:list xml:id="list31605539" text:style-name="L5">
        <text:list-item>
          <text:p text:style-name="P6">Pensa più che in termini di danno. Separare, rapire, accerchiare, proteggere qualcosa, fingere per portare in trappola.</text:p>
        </text:list-item>
        <text:list-item>
          <text:p text:style-name="P6">Il combattimento è <text:span text:style-name="T2">dinamico</text:span>. I mostri non sono fermi lì a prendere colpi, ma si muovono, spostano, cercano copertura, cercano posizioni migliori, approfittano di ogni vantaggio, chiamano rinforzi o si ritirano se va male.</text:p>
        </text:list-item>
        <text:list-item>
          <text:p text:style-name="P6">Si sicuro che ognuno abbia occasione di agire. Tieni conto delle posizioni di tutti, se necessario disegna al volo una mappa della situazione.</text:p>
        </text:list-item>
      </text:list>
      <text:p text:style-name="P11">Trappole</text:p>
      <text:list xml:id="list31662383" text:style-name="L6">
        <text:list-item>
          <text:p text:style-name="P7">Sono ovunque. Se una locazione non è stabilita che sia sicura, allora è sempre il momento buono per mettere una trappola.</text:p>
        </text:list-item>
        <text:list-item>
          <text:p text:style-name="P7">Possono essere scoperte con <text:span text:style-name="T3">Osservare la situazione</text:span>, le mosse apposite del ladro, o pianificando bene le cose. Se qualcosa fa scoprire una trappola, e non è una mossa, falla scoprire comunque.</text:p>
        </text:list-item>
      </text:list>
      <text:p text:style-name="P1"><text:span text:style-name="T2">Persone</text:span>:</text:p>
      <text:list xml:id="list31676174" text:style-name="L7">
        <text:list-item>
          <text:p text:style-name="P8">Sono <text:span text:style-name="T2">reali</text:span>. Hanno tutte dei loro bisogni, scopi e i mezzi per cercare di realizzarli. Dalle una loro vita, anche quotidiana, interessi e relazioni. Alcune classi (il Bardo) possono usarle come risorse, e non esitare a dare l'opportunità di farlo.</text:p>
        </text:list-item>
        <text:list-item>
          <text:p text:style-name="P8">Come tutte le cose, cambiano nel tempo. Invecchiano, cambiano idea, cambiano alleanze, e si ricordano di come le avete trattate.</text:p>
        </text:list-item>
        <text:list-item>
          <text:p text:style-name="P8">Le relazioni fra personaggi sono rappresentate dai legami, ma con i personaggi secondari la cosa è più sottile. I personaggi per avviare una relazione con un personaggio secondario deve <text:span text:style-name="T2">agire</text:span>. E si ricordano di come sono stati trattati, soprattutto dai personaggi principali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.499cm" fo:margin-top="1.499cm" fo:margin-bottom="1.499cm" fo:margin-left="1.499cm" fo:margin-right="1.499cm" style:writing-mode="lr-tb" style:footnote-max-height="0cm">
        <style:columns fo:column-count="2" fo:column-gap="0cm">
          <style:column style:rel-width="7569*" fo:start-indent="0cm" fo:end-indent="0cm"/>
          <style:column style:rel-width="756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1:30:57.95</meta:creation-date>
    <dc:date>2013-01-31T12:03:05.90</dc:date>
    <meta:editing-duration>PT16M46S</meta:editing-duration>
    <meta:editing-cycles>5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54" meta:word-count="569" meta:character-count="3247" meta:non-whitespace-character-count="2770"/>
  </office:meta>
</office:document-meta>
</file>